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F5000001E760FC03F7.png" manifest:media-type="image/png"/>
  <manifest:file-entry manifest:full-path="Pictures/100002010000044D00000094673B479D.png" manifest:media-type="image/png"/>
  <manifest:file-entry manifest:full-path="Pictures/100002010000043E000000E511C6F1DB.png" manifest:media-type="image/png"/>
  <manifest:file-entry manifest:full-path="Pictures/100002010000034F000001B1AAA676DF.png" manifest:media-type="image/png"/>
  <manifest:file-entry manifest:full-path="Pictures/100002010000045400000228B20C1F6B.png" manifest:media-type="image/png"/>
  <manifest:file-entry manifest:full-path="Pictures/10000201000002E40000011ED22D4B11.png" manifest:media-type="image/png"/>
  <manifest:file-entry manifest:full-path="Pictures/100002010000044B000000DFB4D6569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m1" text:anchor-type="paragraph" svg:x="0cm" svg:y="-1.707cm" svg:width="17cm" svg:height="3.448cm" draw:z-index="0"><draw:image xlink:href="Pictures/100002010000044B000000DFB4D65693.png" xlink:type="simple" xlink:show="embed" xlink:actuate="onLoad"/></draw:frame></text:p>
      <text:p text:style-name="Standard"><draw:frame draw:style-name="fr2" draw:name="Imagem2" text:anchor-type="paragraph" svg:width="17cm" svg:height="6.57cm" draw:z-index="1"><draw:image xlink:href="Pictures/10000201000002E40000011ED22D4B11.png" xlink:type="simple" xlink:show="embed" xlink:actuate="onLoad"/></draw:frame></text:p>
      <text:p text:style-name="Standard"><draw:frame draw:style-name="fr2" draw:name="Imagem3" text:anchor-type="paragraph" svg:width="17cm" svg:height="8.468cm" draw:z-index="2"><draw:image xlink:href="Pictures/100002010000045400000228B20C1F6B.png" xlink:type="simple" xlink:show="embed" xlink:actuate="onLoad"/></draw:frame></text:p>
      <text:p text:style-name="Standard"><draw:frame draw:style-name="fr1" draw:name="Imagem4" text:anchor-type="paragraph" svg:x="0.169cm" svg:y="9.426cm" svg:width="17cm" svg:height="8.691cm" draw:z-index="3"><draw:image xlink:href="Pictures/100002010000034F000001B1AAA676DF.png" xlink:type="simple" xlink:show="embed" xlink:actuate="onLoad"/></draw:frame></text:p>
      <text:p text:style-name="Standard"><draw:frame draw:style-name="fr2" draw:name="Imagem5" text:anchor-type="paragraph" svg:width="17cm" svg:height="3.584cm" draw:z-index="4"><draw:image xlink:href="Pictures/100002010000043E000000E511C6F1DB.png" xlink:type="simple" xlink:show="embed" xlink:actuate="onLoad"/></draw:frame><text:soft-page-break/></text:p>
      <text:p text:style-name="Standard"><draw:frame draw:style-name="fr2" draw:name="Imagem6" text:anchor-type="paragraph" svg:width="17cm" svg:height="2.284cm" draw:z-index="5"><draw:image xlink:href="Pictures/100002010000044D00000094673B479D.png" xlink:type="simple" xlink:show="embed" xlink:actuate="onLoad"/></draw:frame></text:p>
      <text:p text:style-name="Standard"><draw:frame draw:style-name="fr2" draw:name="Imagem7" text:anchor-type="paragraph" svg:width="17cm" svg:height="8.172cm" draw:z-index="6"><draw:image xlink:href="Pictures/10000201000003F5000001E760FC03F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4:01:38.137000000</meta:creation-date>
    <dc:date>2018-04-03T14:03:01.113000000</dc:date>
    <meta:editing-duration>P0D</meta:editing-duration>
    <meta:editing-cycles>1</meta:editing-cycles>
    <meta:document-statistic meta:table-count="0" meta:image-count="7" meta:object-count="0" meta:page-count="2" meta:paragraph-count="0" meta:word-count="0" meta:character-count="0" meta:non-whitespace-character-count="0"/>
    <meta:generator>LibreOffice/4.2.5.2$Windows_x86 LibreOffice_project/6ff819b65674ae6c83f3cbab9e4a4c2b292a7a94</meta:generator>
  </office:meta>
</office:document-meta>
</file>